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bbf9"/>
    </style:style>
    <style:style style:name="P2" style:family="paragraph" style:parent-style-name="Standard">
      <style:text-properties style:text-underline-style="solid" style:text-underline-width="auto" style:text-underline-color="font-color" officeooo:rsid="00140e41" officeooo:paragraph-rsid="00140e41"/>
    </style:style>
    <style:style style:name="P3" style:family="paragraph" style:parent-style-name="Standard">
      <style:text-properties style:text-underline-style="none" officeooo:rsid="00140e41" officeooo:paragraph-rsid="00140e41"/>
    </style:style>
    <style:style style:name="T1" style:family="text">
      <style:text-properties officeooo:rsid="0012bbf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40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urse Title:<text:span text:style-name="T2"> Holding Yourself Accountable.</text:span><text:span text:style-name="T3">(Week 2.)</text:span></text:p>
      <text:p text:style-name="Standard"/>
      <text:p text:style-name="Standard">Video: <text:span text:style-name="T2">Create systems for accountability success.</text:span></text:p>
      <text:p text:style-name="Standard"><text:span text:style-name="T2"/></text:p>
      <text:p text:style-name="Standard">Implementing accountability; <text:s text:c="2"/></text:p>
      <text:p text:style-name="Standard">Boundary setting, enabling forcing mechanisms to facilitate performance of unwanted or disliked tasks. </text:p>
      <text:p text:style-name="Standard"/>
      <text:p text:style-name="Standard">Video: <text:span text:style-name="T2">Get help holding yourself accountable.</text:span></text:p>
      <text:p text:style-name="Standard"/>
      <text:p text:style-name="Standard"><text:span text:style-name="T1">E</text:span>mbrace technology to find a combination suitable for efficient automation of tasks. </text:p>
      <text:p text:style-name="Standard">Finding help holding yourself accountable: Form a mastermind group of <text:s/>people of about 7 to 8 people,having an accountability partner by having different consistent check-ins. Account for your group of friends you spend your time with to better understand who builds you up. </text:p>
      <text:p text:style-name="Standard"/>
      <text:p text:style-name="Standard">Video: <text:span text:style-name="T2">Embrace accountability.</text:span></text:p>
      <text:p text:style-name="P1"/>
      <text:p text:style-name="P1"><text:s text:c="8"/>Embrace accountability: praise action,a positive action to foster a positive identity that manifest you and influences others. </text:p>
      <text:p text:style-name="Standard"/>
      <text:p text:style-name="Standard">Video: <text:span text:style-name="T2">Make personal accountability a way of life.</text:span></text:p>
      <text:p text:style-name="Standard"><text:s text:c="11"/></text:p>
      <text:p text:style-name="Standard"><text:s text:c="4"/>A real leader acts as a true professional by holding themselves accountable as you don't need supervision or external enforcement. </text:p>
      <text:p text:style-name="Standard"/>
      <text:p text:style-name="P2">Conclusion.</text:p>
      <text:p text:style-name="P2"/>
      <text:p text:style-name="P3">Accountability breeds trust and fosters collegiality between members of staff and peers alike creating connections brought from respect by members of values shown. Moreover it nurtures self-discipline and selflessness with oneself as a sense of assurance culminates from knowledge that you are dependable to yourself and among othe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08:10:36.691768156</meta:creation-date>
    <dc:date>2021-06-16T08:23:35.896325306</dc:date>
    <meta:editing-duration>PT12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85" meta:character-count="1346" meta:non-whitespace-character-count="1142"/>
  </office:meta>
</office:document-meta>
</file>